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9c765" draw:textarea-horizontal-align="justify" draw:textarea-vertical-align="middle" draw:auto-grow-height="false" fo:min-height="1.973cm" fo:min-width="1.596cm" draw:shadow="hidden"/>
    </style:style>
    <style:style style:name="gr2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3" style:family="graphic" style:parent-style-name="standard" style:list-style-name="L1">
      <style:graphic-properties svg:stroke-color="#000000" draw:fill-color="#c2e0ae" draw:textarea-horizontal-align="justify" draw:textarea-vertical-align="middle" draw:auto-grow-height="false" fo:min-height="2.306cm" fo:min-width="0cm" draw:shadow="hidden"/>
    </style:style>
    <style:style style:name="gr4" style:family="graphic" style:parent-style-name="standard">
      <style:graphic-properties draw:fill-color="#5565af" draw:textarea-horizontal-align="justify" draw:textarea-vertical-align="middle" draw:auto-grow-height="false" fo:min-height="1.274cm" fo:min-width="2.584cm" draw:shadow="hidden"/>
    </style:style>
    <style:style style:name="gr5" style:family="graphic" style:parent-style-name="standard">
      <style:graphic-properties draw:fill-color="#fff450" draw:textarea-horizontal-align="justify" draw:textarea-vertical-align="middle" draw:auto-grow-height="false" fo:min-height="1.091cm" fo:min-width="4.953cm" fo:wrap-option="no-wrap" draw:shadow="hidden"/>
    </style:style>
    <style:style style:name="gr6" style:family="graphic" style:parent-style-name="standard">
      <style:graphic-properties draw:fill-color="#fdc578" draw:textarea-horizontal-align="justify" draw:textarea-vertical-align="middle" draw:auto-grow-height="false" fo:min-height="1.833cm" fo:min-width="1.765cm"/>
    </style:style>
    <style:style style:name="gr7" style:family="graphic" style:parent-style-name="standard">
      <style:graphic-properties draw:fill-color="#f5b256" draw:textarea-vertical-align="middle" draw:auto-grow-height="false" fo:min-height="1.779cm" fo:min-width="1.765cm" fo:padding-top="0.125cm" fo:padding-bottom="0.125cm" fo:padding-left="0.25cm" fo:padding-right="0.25cm"/>
    </style:style>
    <style:style style:name="gr8" style:family="graphic" style:parent-style-name="standard">
      <style:graphic-properties draw:fill-color="#fff450" draw:textarea-horizontal-align="justify" draw:textarea-vertical-align="middle" draw:auto-grow-height="false" fo:min-height="1.18cm" fo:min-width="4.953cm" fo:wrap-option="no-wrap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bce4e5" draw:textarea-horizontal-align="justify" draw:textarea-vertical-align="middle" draw:auto-grow-height="false" fo:min-height="2.26cm" fo:min-width="2.01cm"/>
    </style:style>
    <style:style style:name="gr11" style:family="graphic" style:parent-style-name="standard" style:list-style-name="L1">
      <style:graphic-properties draw:fill-color="#fff450" draw:textarea-horizontal-align="justify" draw:textarea-vertical-align="middle" draw:auto-grow-height="false" fo:min-height="1.18cm" fo:min-width="4.953cm" fo:wrap-option="no-wrap"/>
    </style:style>
    <style:style style:name="gr12" style:family="graphic" style:parent-style-name="standard">
      <style:graphic-properties svg:stroke-color="#000000" draw:fill-color="#c2e0ae" draw:textarea-horizontal-align="justify" draw:textarea-vertical-align="middle" draw:auto-grow-height="false" fo:min-height="0.195cm" fo:min-width="2.502cm"/>
    </style:style>
    <style:style style:name="gr13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4" style:family="graphic" style:parent-style-name="standard">
      <style:graphic-properties draw:fill-color="#c7a0cb" draw:textarea-horizontal-align="justify" draw:textarea-vertical-align="middle" draw:auto-grow-height="false" fo:min-height="0.878cm" fo:min-width="10.48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89c765"/>
      <style:paragraph-properties fo:margin-left="0cm" fo:margin-right="0cm" fo:text-align="center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c2e0ae"/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-color="#5565af"/>
      <style:paragraph-properties fo:text-align="center"/>
    </style:style>
    <style:style style:name="P7" style:family="paragraph">
      <loext:graphic-properties draw:fill-color="#fff450"/>
      <style:paragraph-properties fo:text-align="center"/>
    </style:style>
    <style:style style:name="P8" style:family="paragraph">
      <loext:graphic-properties draw:fill-color="#fdc578"/>
      <style:paragraph-properties fo:text-align="center"/>
    </style:style>
    <style:style style:name="P9" style:family="paragraph">
      <loext:graphic-properties draw:fill-color="#f5b256"/>
      <style:paragraph-properties fo:text-align="center"/>
    </style:style>
    <style:style style:name="P10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11" style:family="paragraph">
      <loext:graphic-properties draw:fill-color="#bce4e5"/>
      <style:paragraph-properties fo:text-align="center"/>
    </style:style>
    <style:style style:name="P12" style:family="paragraph">
      <loext:graphic-properties draw:fill-color="#fff450"/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13" style:family="paragraph">
      <loext:graphic-properties draw:fill-color="#c2e0ae"/>
      <style:paragraph-properties fo:text-align="center"/>
    </style:style>
    <style:style style:name="P14" style:family="paragraph">
      <loext:graphic-properties draw:fill-color="#c7a0cb"/>
      <style:paragraph-properties fo:text-align="center"/>
    </style:style>
    <style:style style:name="T1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91cm" svg:height="4.445cm" svg:x="13.919cm" svg:y="8.666cm">
          <text:p text:style-name="P1"><text:span text:style-name="T1">Any </text:span><text:span text:style-name="T1">mes</text:span><text:span text:style-name="T1">sage</text:span></text:p>
          <text:p text:style-name="P1"><text:span text:style-name="T1">older </text:span><text:span text:style-name="T1">than</text:span></text:p>
          <text:p text:style-name="P1"><text:span text:style-name="T1">X </text:span><text:span text:style-name="T1">sec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3" draw:layer="layout" svg:x1="6.431cm" svg:y1="5.318cm" svg:x2="12.43cm" svg:y2="5.318cm">
          <text:p/>
        </draw:line>
        <draw:custom-shape draw:style-name="gr3" draw:text-style-name="P4" draw:layer="layout" svg:width="0.762cm" svg:height="2.921cm" svg:x="15.732cm" svg:y="13.573cm">
          <text:p text:style-name="P1"><text:span text:style-name="T1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5.842cm" svg:height="1.524cm" svg:x="13.065cm" svg:y="4.556cm">
          <text:p text:style-name="P5">DataStore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5" draw:text-style-name="P7" draw:layer="layout" svg:width="7.747cm" svg:height="1.905cm" svg:x="1.889cm" svg:y="7.223cm">
          <text:p text:style-name="P5">Check the DB for Messages</text:p>
          <draw:enhanced-geometry svg:viewBox="0 0 21600 21600" draw:glue-points="10800 0 3160 3160 0 10800 3160 18440 10800 21600 18440 18440 21600 10800 18440 3160 ?f14 ?f15" draw:text-areas="3200 3200 18400 18400" draw:type="round-callout" draw:modifiers="24145.2762003098 -20319.41238195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8" draw:layer="layout" svg:width="3.175cm" svg:height="2.413cm" svg:x="2.778cm" svg:y="4.048cm">
          <text:p text:style-name="P5">Replay</text:p>
          <text:p text:style-name="P5">Schedul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9" draw:layer="layout" svg:width="2.413cm" svg:height="1.778cm" svg:x="3.032cm" svg:y="2.651cm">
          <text:p/>
          <draw:enhanced-geometry svg:viewBox="0 0 21600 21600" draw:text-areas="0 0 21600 21600" draw:type="circular-arrow" draw:modifiers="143.63036477751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7" draw:layer="layout" svg:width="4.826cm" svg:height="1.524cm" svg:x="4.81cm" svg:y="1.254cm">
          <text:p text:style-name="P10">Runs every N </text:p>
          <text:p text:style-name="P10">seconds</text:p>
          <draw:enhanced-geometry svg:viewBox="0 0 21600 21600" draw:glue-points="10800 0 3160 3160 0 10800 3160 18440 10800 21600 18440 18440 21600 10800 18440 3160 ?f14 ?f15" draw:text-areas="3200 3200 18400 18400" draw:type="round-callout" draw:modifiers="4009.4468614046 28653.63934426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9" draw:text-style-name="P3" draw:layer="layout" svg:x1="15.986cm" svg:y1="6.334cm" svg:x2="15.986cm" svg:y2="8.366cm">
          <text:p/>
        </draw:line>
        <draw:custom-shape draw:style-name="gr10" draw:text-style-name="P11" draw:layer="layout" svg:width="3.556cm" svg:height="3.556cm" svg:x="14.335cm" svg:y="16.875cm">
          <text:p text:style-name="P5">Start Message</text:p>
          <text:p text:style-name="P5">Replay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12" draw:layer="layout" svg:width="5.207cm" svg:height="2.921cm" svg:x="4.048cm" svg:y="14.462cm">
          <text:p text:style-name="P10">Find the message</text:p>
          <text:p text:style-name="P10">offset from Kafka,</text:p>
          <text:p text:style-name="P10">start message replay</text:p>
          <draw:enhanced-geometry svg:viewBox="0 0 21600 21600" draw:text-areas="800 800 20800 20800" draw:type="round-rectangular-callout" draw:modifiers="50051.6129032258 49313.34702258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3" draw:layer="layout" svg:width="3.429cm" svg:height="0.889cm" svg:x="10.144cm" svg:y="10.398cm">
          <text:p text:style-name="P5">NO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1" draw:layer="layout" svg:width="3.937cm" svg:height="2.286cm" svg:x="5.699cm" svg:y="9.89cm">
          <text:p text:style-name="P5">Exit Scheduler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3" draw:text-style-name="P5" draw:layer="layout" svg:x1="16.113cm" svg:y1="20.685cm" svg:x2="16.113cm" svg:y2="23.352cm">
          <text:p/>
        </draw:line>
        <draw:custom-shape draw:style-name="gr14" draw:text-style-name="P14" draw:layer="layout" svg:width="6.477cm" svg:height="1.524cm" svg:x="13.446cm" svg:y="23.733cm">
          <text:p text:style-name="P10">Kafka Message Bus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a65d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31T21:18:26.429327470</meta:creation-date>
    <dc:date>2020-01-31T23:24:44.293210543</dc:date>
    <meta:editing-duration>PT2H4M36S</meta:editing-duration>
    <meta:editing-cycles>41</meta:editing-cycles>
    <meta:generator>LibreOffice/6.0.7.3$Linux_X86_64 LibreOffice_project/00m0$Build-3</meta:generator>
    <meta:document-statistic meta:object-count="15"/>
  </office:meta>
</office:document-meta>
</file>